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65877" officeooo:paragraph-rsid="00165877"/>
    </style:style>
    <style:style style:name="P2" style:family="paragraph" style:parent-style-name="Standard" style:list-style-name="L2">
      <style:text-properties officeooo:rsid="00165877" officeooo:paragraph-rsid="00165877"/>
    </style:style>
    <style:style style:name="P3" style:family="paragraph" style:parent-style-name="Standard" style:list-style-name="L3">
      <style:text-properties officeooo:rsid="00165877" officeooo:paragraph-rsid="00165877"/>
    </style:style>
    <style:style style:name="P4" style:family="paragraph" style:parent-style-name="Standard" style:list-style-name="L4">
      <style:text-properties officeooo:rsid="00165877" officeooo:paragraph-rsid="00165877"/>
    </style:style>
    <style:style style:name="P5" style:family="paragraph" style:parent-style-name="Standard">
      <style:text-properties fo:font-size="18pt" officeooo:rsid="00165877" officeooo:paragraph-rsid="00165877" style:font-size-asian="18pt" style:font-size-complex="18pt"/>
    </style:style>
    <style:style style:name="P6" style:family="paragraph" style:parent-style-name="Standard" style:list-style-name="L1">
      <style:text-properties fo:font-weight="bold" officeooo:rsid="00165877" officeooo:paragraph-rsid="00165877" style:font-weight-asian="bold" style:font-weight-complex="bold"/>
    </style:style>
    <style:style style:name="P7" style:family="paragraph" style:parent-style-name="Standard" style:list-style-name="L2">
      <style:text-properties officeooo:rsid="00174b78" officeooo:paragraph-rsid="00174b78"/>
    </style:style>
    <style:style style:name="P8" style:family="paragraph" style:parent-style-name="Standard" style:list-style-name="L3">
      <style:text-properties officeooo:rsid="00174b78" officeooo:paragraph-rsid="00174b78"/>
    </style:style>
    <style:style style:name="P9" style:family="paragraph" style:parent-style-name="Standard" style:list-style-name="L3">
      <style:text-properties officeooo:rsid="00193afb" officeooo:paragraph-rsid="00193afb"/>
    </style:style>
    <style:style style:name="P10" style:family="paragraph" style:parent-style-name="Standard" style:list-style-name="L3">
      <style:text-properties officeooo:rsid="00194e13" officeooo:paragraph-rsid="00194e13"/>
    </style:style>
    <style:style style:name="P11" style:family="paragraph" style:parent-style-name="Standard" style:list-style-name="L3">
      <style:text-properties officeooo:rsid="001b37c4" officeooo:paragraph-rsid="001b37c4"/>
    </style:style>
    <style:style style:name="P12" style:family="paragraph" style:parent-style-name="Standard" style:list-style-name="L3">
      <style:text-properties officeooo:rsid="001c335e" officeooo:paragraph-rsid="001c335e"/>
    </style:style>
    <style:style style:name="T1" style:family="text">
      <style:text-properties officeooo:rsid="00174b7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iority list figures</text:p>
      <text:p text:style-name="P1"/>
      <text:list xml:id="list6434660280182024873" text:style-name="L1">
        <text:list-item>
          <text:p text:style-name="P6">bare story </text:p>
        </text:list-item>
      </text:list>
      <text:list xml:id="list1435460696005718287" text:style-name="L2">
        <text:list-item>
          <text:p text:style-name="P2">evolution SOCS</text:p>
        </text:list-item>
        <text:list-item>
          <text:p text:style-name="P7">SO wind processes</text:p>
        </text:list-item>
        <text:list-item>
          <text:p text:style-name="P2">trends maps</text:p>
          <text:list>
            <text:list-item>
              <text:p text:style-name="P2">co2flux</text:p>
            </text:list-item>
            <text:list-item>
              <text:p text:style-name="P2">intpp</text:p>
            </text:list-item>
            <text:list-item>
              <text:p text:style-name="P2">zmld</text:p>
            </text:list-item>
            <text:list-item>
              <text:p text:style-name="P2">vert. Diffusivity due to wind</text:p>
            </text:list-item>
            <text:list-item>
              <text:p text:style-name="P7">schwerpunkt phy</text:p>
            </text:list-item>
          </text:list>
        </text:list-item>
        <text:list-item>
          <text:p text:style-name="P2">no nutrient limitation</text:p>
        </text:list-item>
        <text:list-item>
          <text:p text:style-name="P7">upper overturning circulation</text:p>
        </text:list-item>
        <text:list-item>
          <text:p text:style-name="P2">scatter: trends co2flux vs SAM</text:p>
        </text:list-item>
      </text:list>
      <text:p text:style-name="P1"/>
      <text:p text:style-name="P1"/>
      <text:list xml:id="list112218490240695" text:continue-list="list6434660280182024873" text:style-name="L1">
        <text:list-item>
          <text:p text:style-name="P6">nice to have, related to story</text:p>
        </text:list-item>
      </text:list>
      <text:list xml:id="list7721733321134199399" text:style-name="L3">
        <text:list-item>
          <text:p text:style-name="P3">co2flux (and intpp) ensemble std maps</text:p>
        </text:list-item>
        <text:list-item>
          <text:p text:style-name="P11">schematics SO (bio and physics)</text:p>
        </text:list-item>
        <text:list-item>
          <text:p text:style-name="P3">seasonality intpp zmld (unconvincing)</text:p>
        </text:list-item>
        <text:list-item>
          <text:p text:style-name="P8">gaussian histograms: </text:p>
          <text:list>
            <text:list-item>
              <text:p text:style-name="P8">SOCS temporal</text:p>
            </text:list-item>
            <text:list-item>
              <text:p text:style-name="P8">SOCS spatial</text:p>
            </text:list-item>
          </text:list>
        </text:list-item>
        <text:list-item>
          <text:p text:style-name="P9">Takahasi pco2 separation</text:p>
        </text:list-item>
        <text:list-item>
          <text:p text:style-name="P10">co2flux separation Lauderdale</text:p>
        </text:list-item>
        <text:list-item>
          <text:p text:style-name="P12">basin differences, which is driving basin? But changes from member to member</text:p>
          <text:p text:style-name="P3"/>
        </text:list-item>
      </text:list>
      <text:list xml:id="list112217986781619" text:continue-list="list112218490240695" text:style-name="L1">
        <text:list-item>
          <text:p text:style-name="P6">nice to have, unrelated</text:p>
        </text:list-item>
      </text:list>
      <text:list xml:id="list3258697362545001235" text:style-name="L4">
        <text:list-item>
          <text:p text:style-name="P4">temperature effect intpp</text:p>
        </text:list-item>
        <text:list-item>
          <text:p text:style-name="P4">co2flux wind<text:span text:style-name="T1">`2</text:span> dependence</text:p>
        </text:list-item>
        <text:list-item>
          <text:p text:style-name="P4">landschuetzer plots: thermal component</text:p>
        </text:list-item>
        <text:list-item>
          <text:p text:style-name="P4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0:34:44.299995078</meta:creation-date>
    <meta:generator>LibreOffice/5.1.5.2$Linux_X86_64 LibreOffice_project/7a864d8825610a8c07cfc3bc01dd4fce6a9447e5</meta:generator>
    <dc:date>2017-03-16T11:17:13.941437218</dc:date>
    <meta:editing-duration>P3DT32M3S</meta:editing-duration>
    <meta:editing-cycles>5</meta:editing-cycles>
    <meta:document-statistic meta:table-count="0" meta:image-count="0" meta:object-count="0" meta:page-count="1" meta:paragraph-count="29" meta:word-count="120" meta:character-count="666" meta:non-whitespace-character-count="599"/>
  </office:meta>
</office:document-meta>
</file>